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383a42" loext:opacity="100%" style:font-name="Consolas" fo:font-size="10pt" style:text-underline-style="none" fo:font-weight="normal" officeooo:rsid="0110665d" officeooo:paragraph-rsid="0013db07" fo:background-color="#fafafa" style:font-size-asian="10pt" style:font-weight-asian="bold" style:font-size-complex="10pt" style:font-weight-complex="bold"/>
    </style:style>
    <style:style style:name="P2" style:family="paragraph" style:parent-style-name="Standard">
      <style:text-properties fo:color="#383a42" loext:opacity="100%" style:font-name="Consolas" fo:font-size="10pt" style:text-underline-style="none" fo:font-weight="normal" officeooo:rsid="0110665d" officeooo:paragraph-rsid="0013db07" fo:background-color="#fafafa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383a42" loext:opacity="100%" style:font-name="Consolas" fo:font-size="7pt" style:text-underline-style="none" fo:font-weight="normal" officeooo:rsid="0110665d" officeooo:paragraph-rsid="0013db07" fo:background-color="#fafafa" style:font-size-asian="10pt" style:font-weight-asian="bold" style:font-size-complex="10pt" style:font-weight-complex="bold"/>
    </style:style>
    <style:style style:name="P4" style:family="paragraph" style:parent-style-name="Standard">
      <style:text-properties fo:color="#383a42" loext:opacity="100%" style:font-name="Consolas" fo:font-size="13pt" style:text-underline-style="none" fo:font-weight="normal" officeooo:rsid="0110665d" officeooo:paragraph-rsid="0013db07" fo:background-color="#fafafa" style:font-size-asian="13pt" style:font-weight-asian="bold" style:font-size-complex="13pt" style:font-weight-complex="bold"/>
    </style:style>
    <style:style style:name="P5" style:family="paragraph" style:parent-style-name="Standard">
      <style:paragraph-properties style:line-height-at-least="0.335cm"/>
      <style:text-properties fo:color="#383a42" loext:opacity="100%" style:font-name="Consolas" fo:font-size="13pt" fo:font-weight="normal" officeooo:paragraph-rsid="0013db07" fo:background-color="#fafafa" style:font-size-asian="13pt" style:font-size-complex="13pt"/>
    </style:style>
    <style:style style:name="P6" style:family="paragraph" style:parent-style-name="Standard">
      <style:text-properties fo:font-size="10.5pt" style:text-underline-style="none" fo:font-weight="normal" officeooo:rsid="002b9fce" officeooo:paragraph-rsid="0013db07" style:font-size-asian="10.5pt" style:font-weight-asian="normal" style:font-size-complex="10.5pt" style:font-weight-complex="normal"/>
    </style:style>
    <style:style style:name="P7" style:family="paragraph" style:parent-style-name="Standard">
      <style:text-properties fo:font-size="10.5pt" style:text-underline-style="solid" style:text-underline-width="auto" style:text-underline-color="font-color" fo:font-weight="normal" officeooo:rsid="002b9fce" officeooo:paragraph-rsid="0013db07" style:font-size-asian="10.5pt" style:font-weight-asian="normal" style:font-size-complex="10.5pt" style:font-weight-complex="normal"/>
    </style:style>
    <style:style style:name="P8" style:family="paragraph" style:parent-style-name="Standard">
      <style:text-properties fo:color="#a0a1a7" loext:opacity="100%" fo:font-size="10pt" officeooo:rsid="00b595ab" officeooo:paragraph-rsid="0013db07" fo:background-color="#fafafa" style:font-size-asian="10pt" style:font-size-complex="10pt"/>
    </style:style>
    <style:style style:name="P9" style:family="paragraph" style:parent-style-name="Standard">
      <style:text-properties fo:color="#a0a1a7" loext:opacity="100%" fo:font-size="10pt" officeooo:rsid="00fdddc9" officeooo:paragraph-rsid="0013db07" fo:background-color="#fafafa" style:font-size-asian="10pt" style:font-size-complex="10pt"/>
    </style:style>
    <style:style style:name="P10" style:family="paragraph" style:parent-style-name="Standard">
      <style:text-properties fo:color="#a0a1a7" loext:opacity="100%" style:font-name="Consolas" fo:font-size="10pt" fo:font-style="italic" style:text-underline-style="none" fo:font-weight="normal" officeooo:rsid="000a6805" officeooo:paragraph-rsid="0013db07" fo:background-color="#fafafa" style:font-size-asian="10pt" style:font-weight-asian="bold" style:font-size-complex="10pt" style:font-weight-complex="bold"/>
    </style:style>
    <style:style style:name="T1" style:family="text">
      <style:text-properties officeooo:rsid="0111fb39"/>
    </style:style>
    <style:style style:name="T2" style:family="text">
      <style:text-properties officeooo:rsid="0112502c"/>
    </style:style>
    <style:style style:name="T3" style:family="text">
      <style:text-properties officeooo:rsid="01031317"/>
    </style:style>
    <style:style style:name="T4" style:family="text">
      <style:text-properties officeooo:rsid="009a5876"/>
    </style:style>
    <style:style style:name="T5" style:family="text">
      <style:text-properties style:font-name="Consolas" fo:font-style="italic" style:text-underline-style="none" fo:font-weight="normal" style:font-weight-asian="bold" style:font-weight-complex="bold"/>
    </style:style>
    <style:style style:name="T6" style:family="text">
      <style:text-properties style:font-name="Consolas" fo:font-style="italic" style:text-underline-style="none" fo:font-weight="normal" officeooo:rsid="000a6805" style:font-weight-asian="bold" style:font-weight-complex="bold"/>
    </style:style>
    <style:style style:name="T7" style:family="text">
      <style:text-properties style:font-name="Consolas" fo:font-style="italic" style:text-underline-style="none" fo:font-weight="normal" officeooo:rsid="010221a3" style:font-weight-asian="bold" style:font-weight-complex="bold"/>
    </style:style>
    <style:style style:name="T8" style:family="text">
      <style:text-properties fo:font-weight="bold"/>
    </style:style>
    <style:style style:name="T9" style:family="text">
      <style:text-properties officeooo:rsid="0113e566"/>
    </style:style>
    <style:style style:name="T10" style:family="text">
      <style:text-properties fo:color="#a626a4" loext:opacity="100%" fo:font-style="italic"/>
    </style:style>
    <style:style style:name="T11" style:family="text">
      <style:text-properties fo:color="#986801" loext:opacity="100%" fo:font-weight="bold"/>
    </style:style>
    <style:style style:name="T12" style:family="text">
      <style:text-properties officeooo:rsid="001465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ogical, natural development</text:p>
      <text:p text:style-name="P7">Concept:</text:p>
      <text:p text:style-name="P6"><text:tab/><text:span text:style-name="T1">Baby steps</text:span></text:p>
      <text:p text:style-name="P6"><text:tab/>Why needed: question/problem, <text:span text:style-name="T2">simulate </text:span><text:span text:style-name="T1">discovery</text:span></text:p>
      <text:p text:style-name="P6"><text:tab/>Naming</text:p>
      <text:p text:style-name="P6"><text:tab/>Syntax <text:span text:style-name="T3">looks like</text:span></text:p>
      <text:p text:style-name="P6"><text:tab/>Simple example, <text:span text:style-name="T4">small code programs, only 1 thing in each!</text:span></text:p>
      <text:p text:style-name="P6"><text:tab/>More complex example</text:p>
      <text:p text:style-name="P6"><text:tab/>How in other languages</text:p>
      <text:p text:style-name="P6"/>
      <text:p text:style-name="P8"><text:span text:style-name="T6">L</text:span><text:span text:style-name="T5">ink to chapters!</text:span></text:p>
      <text:p text:style-name="P9"><text:span text:style-name="T5">Format code: <text:s/></text:span><text:span text:style-name="T7">4 spaces <text:s/>// =&gt;</text:span></text:p>
      <text:p text:style-name="P10"/>
      <text:p text:style-name="P1">- make it in a GitHub repo: <text:s/><text:span text:style-name="T12">The Way to J</text:span><text:span text:style-name="T8">ai</text:span></text:p>
      <text:p text:style-name="P2">- <text:span text:style-name="T9">use MarkDown</text:span></text:p>
      <text:p text:style-name="P2"/>
      <text:p text:style-name="P2"><text:a xlink:type="simple" xlink:href="https://www.freecodecamp.org/news/how-to-write-your-first-technical-book/" text:style-name="Internet_20_link" text:visited-style-name="Visited_20_Internet_20_Link">How to Write Your First Technical Book: Tools, Techniques, and Resources for First-time Developer Authors (freecodecamp.org)</text:a> </text:p>
      <text:p text:style-name="P2"/>
      <text:p text:style-name="P2"><text:a xlink:type="simple" xlink:href="https://medium.com/programmers-developers/building-books-with-markdown-using-pandoc-f0d19df7b2ca" text:style-name="Internet_20_link" text:visited-style-name="Visited_20_Internet_20_Link">Building books with Markdown using pandoc | by John Paul Ada | Programmers — Developers | Medium</text:a> </text:p>
      <text:p text:style-name="P2"/>
      <text:p text:style-name="P2"/>
      <text:p text:style-name="P2"><text:a xlink:type="simple" xlink:href="https://www.markdowntutorial.com/lesson/2/" text:style-name="Internet_20_link" text:visited-style-name="Visited_20_Internet_20_Link">Markdown Tutorial | Lesson 2</text:a> </text:p>
      <text:p text:style-name="P2"/>
      <text:p text:style-name="P2"><text:a xlink:type="simple" xlink:href="https://www.freecodecamp.org/news/how-to-format-code-in-markdown/#:~:text=There%20are%20two%20ways%20to,will%20apply%20syntax%20highlighting%20to." text:style-name="Internet_20_link" text:visited-style-name="Visited_20_Internet_20_Link">How to Format Code in Markdown (freecodecamp.org)</text:a> </text:p>
      <text:p text:style-name="P3"/>
      <text:p text:style-name="P4">We'll use <text:span text:style-name="T10">_italics_</text:span> for folder names, module names, other packages, and also for the output of running programs.  </text:p>
      <text:p text:style-name="P5">We'll use <text:span text:style-name="T11">**bold**</text:span> for important concepts, new keywords and directives.</text:p>
      <text:p text:style-name="P5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0T09:27:51.301000000</meta:creation-date>
    <dc:date>2022-09-27T15:35:56.960000000</dc:date>
    <meta:editing-duration>PT2M20S</meta:editing-duration>
    <meta:editing-cycles>2</meta:editing-cycles>
    <meta:generator>LibreOffice/7.2.7.2$Windows_X86_64 LibreOffice_project/8d71d29d553c0f7dcbfa38fbfda25ee34cce99a2</meta:generator>
    <meta:document-statistic meta:table-count="0" meta:image-count="0" meta:object-count="0" meta:page-count="1" meta:paragraph-count="19" meta:word-count="127" meta:character-count="813" meta:non-whitespace-character-count="688"/>
  </office:meta>
</office:document-meta>
</file>